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text-indent="0cm" style:auto-text-indent="false" style:writing-mode="lr-tb"/>
    </style:style>
    <style:style style:name="P2" style:family="paragraph" style:parent-style-name="Quotations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 Brief Description </text:h>
      <text:p text:style-name="Text_20_body">This use case describes how the Bank Customer uses the ATM to withdraw money to his/her bank account. </text:p>
      <text:h text:style-name="Heading_20_3" text:outline-level="3">2 Actors </text:h>
      <text:h text:style-name="Heading_20_4" text:outline-level="4">2.1 Bank Customer </text:h>
      <text:h text:style-name="Heading_20_4" text:outline-level="4">2.2 Bank </text:h>
      <text:h text:style-name="Heading_20_3" text:outline-level="3">3 Preconditions </text:h>
      <text:p text:style-name="Text_20_body">There is an active network connection to the Bank.<text:line-break/><text:line-break/>The ATM has cash available. </text:p>
      <text:h text:style-name="Heading_20_3" text:outline-level="3">4 Basic Flow of Events </text:h>
      <text:p text:style-name="P1">1. The use case begins when Bank Customer inserts their Bank Card. </text:p>
      <text:p text:style-name="P2">2. Use Case: Validate User is performed. </text:p>
      <text:p text:style-name="P2">3. The ATM displays the different alternatives that are available on this unit. [See Supporting Requirement SR-xxx for list of alternatives]. In this case the Bank Customer always selects "Withdraw Cash". </text:p>
      <text:p text:style-name="P2">4. The ATM prompts for an account. See Supporting Requirement SR-yyy for account types that shall be supported. </text:p>
      <text:p text:style-name="P2">5. The Bank Customer selects an account. </text:p>
      <text:p text:style-name="P2">6. The ATM prompts for an amount. </text:p>
      <text:p text:style-name="P2">7. The Bank Customer enters an amount. </text:p>
      <text:p text:style-name="P2">8. Card ID, PIN, amount and account is sent to Bank as a transaction. The Bank Consortium replies with a go/no go reply telling if the transaction is ok. </text:p>
      <text:p text:style-name="P2">9. Then money is dispensed. </text:p>
      <text:p text:style-name="P2">10. The Bank Card is returned. </text:p>
      <text:p text:style-name="P2">11. The receipt is printed. </text:p>
      <text:p text:style-name="P2">12. The use case ends successfully. </text:p>
      <text:h text:style-name="Heading_20_3" text:outline-level="3"><text:soft-page-break/>5 Alternative Flows </text:h>
      <text:h text:style-name="Heading_20_4" text:outline-level="4">5.1 Invalid User </text:h>
      <text:p text:style-name="Text_20_body">If in step 2 of the basic flow Bank Customer the use case: Validate User does not complete this successfully, then </text:p>
      <text:p text:style-name="P1">1. The use case ends with a failure condition. </text:p>
      <text:h text:style-name="Heading_20_4" text:outline-level="4">5.2 Wrong account </text:h>
      <text:p text:style-name="Text_20_body">If in step 8 of the basic flow the account selected by the Bank Customer is not associated with this bank card, then </text:p>
      <text:p text:style-name="Text_20_body">1. The ATM shall display the message "Invalid Account – please try again". </text:p>
      <text:p text:style-name="Text_20_body">2. The use case resumes at step 4. </text:p>
      <text:h text:style-name="Heading_20_4" text:outline-level="4">5.3 Wrong amount </text:h>
      <text:p text:style-name="Text_20_body">If in step 7 in the basic flow, the Bank Customer enters an amount that can't be 'created' with the kind of in the ATM (See Special Requirement WC-1 for valid amounts), then </text:p>
      <text:p text:style-name="P1">1. The ATM shall display a the message indicating that the amount must be a multiple of the bills on hand, and ask the Bank Customer to reenter the amount. </text:p>
      <text:p text:style-name="P2">2. The use case resumes at step 7. </text:p>
      <text:h text:style-name="Heading_20_4" text:outline-level="4">5.4 Amount Exceeds Withdrawal Limit </text:h>
      <text:p text:style-name="Text_20_body">If in step 7 in the basic flow, the Bank Customer enters an amount that exceeds the withdrawal limit (See Special Requirement WC-2 for maximum amount), then </text:p>
      <text:p text:style-name="Text_20_body">1. the ATM shall display a warning message, and ask the Bank Customer to reenter the amount </text:p>
      <text:p text:style-name="Text_20_body">2. The use case resumes at step 7 </text:p>
      <text:h text:style-name="Heading_20_4" text:outline-level="4">5.5 Amount Exceeds Daily Withdrawal Limit </text:h>
      <text:p text:style-name="Text_20_body">If in step 8 in the basic flow, the Bank response indicates the daily withdrawal limit has been exceeded (this is determined by the Bank and depends upon the specific account), then </text:p>
      <text:p text:style-name="P1">1. The ATM shall display a warning message, and ask the Bank Customer to reenter the amount. </text:p>
      <text:p text:style-name="P2">2. The use case resumes at step 7. </text:p>
      <text:h text:style-name="Heading_20_4" text:outline-level="4">5.6 Insufficient Cash </text:h>
      <text:p text:style-name="Text_20_body">If in step 7 in the basic flow, the Bank Customer enters an amount that exceeds the amount of cash available in the ATM, then </text:p>
      <text:p text:style-name="P1">1. The ATM will display a warning message, and ask the Bank Customer to reenter the amount. </text:p>
      <text:p text:style-name="P2">2. The use case resumes at step 7. </text:p>
      <text:h text:style-name="Heading_20_4" text:outline-level="4"><text:soft-page-break/>5.7 No Response from Bank </text:h>
      <text:p text:style-name="Text_20_body">If in step 8 of the basic there is no response from the Bank within 3 seconds, then </text:p>
      <text:p text:style-name="P1">1. The ATM will re-try, up to three times. </text:p>
      <text:p text:style-name="P2">2. If there is still no response from the Bank, the ATM shall display the message "Network unavailable – try again later". </text:p>
      <text:p text:style-name="P2">3. The ATM shall return the card. </text:p>
      <text:p text:style-name="P2">4. The ATM shall indicate that it is "Closed". </text:p>
      <text:p text:style-name="P2">5. The use case ends with a failure condition. </text:p>
      <text:h text:style-name="Heading_20_4" text:outline-level="4">5.8 Money Not Removed </text:h>
      <text:p text:style-name="Text_20_body">If in step 9 of the basic flow the money is not removed from the machine within 15 seconds, then </text:p>
      <text:p text:style-name="P1">1. the ATM shall issue a warning sound and display the message "Please remove cash". </text:p>
      <text:p text:style-name="P2">2. If there is still no response from the Bank Customer within 15 seconds the ATM will re-tract the money and note the failure in the log. </text:p>
      <text:p text:style-name="P2">3. the use case end with a failure condition. </text:p>
      <text:h text:style-name="Heading_20_4" text:outline-level="4">5.9 Quit </text:h>
      <text:p text:style-name="Text_20_body">If at point prior to step 8 in the basic flow the Bank Customer selects Quit, then </text:p>
      <text:p text:style-name="P1">1. The ATM shall print a receipt indicating the transaction was canceled. </text:p>
      <text:p text:style-name="P2">2. The ATM shall return the card. </text:p>
      <text:p text:style-name="P2">3. The use case ends. </text:p>
      <text:h text:style-name="Heading_20_3" text:outline-level="3">6 Key Scenarios </text:h>
      <text:h text:style-name="Heading_20_4" text:outline-level="4">6.1 No Response from Bank </text:h>
      <text:h text:style-name="Heading_20_3" text:outline-level="3">7 Post-conditions </text:h>
      <text:h text:style-name="Heading_20_4" text:outline-level="4">7.1 Successful Completion </text:h>
      <text:p text:style-name="Text_20_body">The user has received their cash and the internal logs have been updated. </text:p>
      <text:h text:style-name="Heading_20_4" text:outline-level="4">7.2 Failure Condition </text:h>
      <text:p text:style-name="Text_20_body">The logs have been updated accordingly. </text:p>
      <text:h text:style-name="Heading_20_3" text:outline-level="3">8 Special Requirements </text:h>
      <text:p text:style-name="Text_20_body">[SpReq:WC-1] The ATM shall dispense cash in multiples of $20. </text:p>
      <text:p text:style-name="Text_20_body">[SpReq2:WC-2] The maximum individual withdrawal is $500. </text:p>
      <text:p text:style-name="Text_20_body"><text:soft-page-break/>[SpReq:WC-1] The ATM shall keep a log, including date and time, of all complete and incomplete transactions with the Bank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26:58.142682630</meta:creation-date>
    <dc:date>2018-11-15T11:27:21.592702603</dc:date>
    <meta:editing-duration>PT23S</meta:editing-duration>
    <meta:editing-cycles>1</meta:editing-cycles>
    <meta:document-statistic meta:table-count="0" meta:image-count="0" meta:object-count="0" meta:page-count="4" meta:paragraph-count="72" meta:word-count="789" meta:character-count="4367" meta:non-whitespace-character-count="3575"/>
    <meta:generator>LibreOffice/6.1.2.1$Linux_X86_64 LibreOffice_project/10$Build-1</meta:generator>
  </office:meta>
</office:document-meta>
</file>